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1.278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1.02cm" fo:min-width="1.2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line-height="115%" fo:text-align="center"/>
    </style:style>
    <style:style style:name="P4" style:family="paragraph">
      <loext:graphic-properties draw:fill="none"/>
      <style:paragraph-properties fo:line-height="115%" fo:text-align="center"/>
    </style:style>
    <style:style style:name="P5" style:family="paragraph">
      <style:paragraph-properties fo:line-height="115%" fo:text-align="center"/>
      <style:text-properties fo:font-style="italic" style:font-style-asian="italic" style:font-style-complex="italic"/>
    </style:style>
    <style:style style:name="P6" style:family="paragraph">
      <loext:graphic-properties draw:fill="none"/>
      <style:paragraph-properties fo:line-height="115%" fo:text-align="center"/>
      <style:text-properties fo:font-style="italic" style:font-style-asian="italic" style:font-style-complex="italic"/>
    </style:style>
    <style:style style:name="P7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position="sub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78cm" svg:height="1.27cm" svg:x="2.115cm" svg:y="0.55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778cm" svg:height="1.27cm" svg:x="5.748cm" svg:y="0.55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778cm" svg:height="1.27cm" svg:x="9.38cm" svg:y="0.55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778cm" svg:height="1.27cm" svg:x="13.013cm" svg:y="0.552cm">
          <text:p text:style-name="P1">G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893cm" svg:y1="1.187cm" svg:x2="5.748cm" svg:y2="1.187cm" draw:start-shape="id1" draw:start-glue-point="1" draw:end-shape="id2" draw:end-glue-point="3" svg:d="M3893 1187h1855" svg:viewBox="0 0 1856 1">
          <text:p text:style-name="P3"><text:span text:style-name="T1">s</text:span><text:span text:style-name="T2">1</text:span></text:p>
          <text:p text:style-name="P3"/>
        </draw:connector>
        <draw:connector draw:style-name="gr3" draw:text-style-name="P4" draw:layer="layout" svg:x1="7.526cm" svg:y1="1.187cm" svg:x2="9.38cm" svg:y2="1.187cm" draw:start-shape="id2" draw:start-glue-point="1" draw:end-shape="id3" draw:end-glue-point="3" svg:d="M7526 1187h1854" svg:viewBox="0 0 1855 1">
          <text:p text:style-name="P3"><text:span text:style-name="T1">s</text:span><text:span text:style-name="T3">2</text:span></text:p>
          <text:p text:style-name="P3"/>
        </draw:connector>
        <draw:connector draw:style-name="gr3" draw:text-style-name="P6" draw:layer="layout" svg:x1="11.158cm" svg:y1="1.187cm" svg:x2="13.013cm" svg:y2="1.187cm" draw:start-shape="id3" draw:start-glue-point="1" draw:end-shape="id4" draw:end-glue-point="3" svg:d="M11158 1187h1855" svg:viewBox="0 0 1856 1">
          <text:p text:style-name="P5"><text:span text:style-name="T1">s</text:span><text:span text:style-name="T3">l-1</text:span></text:p>
          <text:p text:style-name="P5"><text:span text:style-name="T1"/></text:p>
        </draw:connector>
        <draw:connector draw:style-name="gr3" draw:text-style-name="P2" draw:layer="layout" draw:type="line" svg:x1="3.004cm" svg:y1="1.822cm" svg:x2="4.661cm" svg:y2="3.413cm" draw:start-shape="id1" draw:start-glue-point="2" svg:d="M3004 1822l1657 1591" svg:viewBox="0 0 1658 1592">
          <text:p text:style-name="P1"><text:span text:style-name="T1">d</text:span><text:span text:style-name="T3">1</text:span></text:p>
          <text:p text:style-name="P1"/>
        </draw:connector>
        <draw:connector draw:style-name="gr3" draw:text-style-name="P2" draw:layer="layout" draw:type="line" svg:x1="0.707cm" svg:y1="1.209cm" svg:x2="2.115cm" svg:y2="1.187cm" draw:end-shape="id1" draw:end-glue-point="3" svg:d="M707 1209l1408-22" svg:viewBox="0 0 1409 23">
          <text:p text:style-name="P1"><text:span text:style-name="T1">s</text:span></text:p>
          <text:p text:style-name="P1"/>
        </draw:connector>
        <draw:connector draw:style-name="gr3" draw:text-style-name="P4" draw:layer="layout" draw:type="line" svg:x1="14.791cm" svg:y1="1.187cm" svg:x2="16.891cm" svg:y2="1.164cm" draw:start-shape="id4" draw:start-glue-point="1" svg:d="M14791 1187l2100-23" svg:viewBox="0 0 2101 24">
          <text:p text:style-name="P3"><text:span text:style-name="T1">s</text:span><text:span text:style-name="T3">l</text:span></text:p>
          <text:p text:style-name="P3"/>
        </draw:connector>
        <draw:connector draw:style-name="gr3" draw:text-style-name="P2" draw:layer="layout" draw:type="line" svg:x1="6.637cm" svg:y1="1.822cm" svg:x2="8.189cm" svg:y2="3.384cm" draw:start-shape="id2" draw:start-glue-point="2" svg:d="M6637 1822l1552 1562" svg:viewBox="0 0 1553 1563">
          <text:p text:style-name="P1"><text:span text:style-name="T1">d</text:span><text:span text:style-name="T3">2</text:span></text:p>
          <text:p text:style-name="P1"/>
        </draw:connector>
        <draw:connector draw:style-name="gr3" draw:text-style-name="P7" draw:layer="layout" draw:type="line" svg:x1="13.902cm" svg:y1="1.822cm" svg:x2="15.45cm" svg:y2="3.384cm" draw:start-shape="id4" draw:start-glue-point="2" svg:d="M13902 1822l1548 1562" svg:viewBox="0 0 1549 1563">
          <text:p text:style-name="P1"><text:span text:style-name="T1">d</text:span><text:span text:style-name="T3">l</text:span></text:p>
          <text:p text:style-name="P1"><text:span text:style-name="T1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7:01:15.066887256</meta:creation-date>
    <dc:date>2017-01-05T17:10:20.476078176</dc:date>
    <meta:editing-duration>PT9M6S</meta:editing-duration>
    <meta:editing-cycles>1</meta:editing-cycles>
    <meta:document-statistic meta:object-count="12"/>
    <meta:generator>LibreOffice/5.1.4.2$Linux_X86_64 LibreOffice_project/10m0$Build-2</meta:generator>
  </office:meta>
</office:document-meta>
</file>